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automatic-styles>
    <style:style style:name="P1" style:family="paragraph" style:parent-style-name="Standard">
      <style:text-properties style:font-name="Royston1" fo:font-size="18pt" officeooo:rsid="00046875" officeooo:paragraph-rsid="00046875" style:font-size-asian="18pt" style:font-size-complex="18pt"/>
    </style:style>
    <style:style style:name="P2" style:family="paragraph" style:parent-style-name="Text_20_body">
      <style:text-properties style:font-name="Royston1" fo:font-size="18pt" officeooo:rsid="0014aec4" officeooo:paragraph-rsid="0014aec4" style:font-size-asian="18pt" style:font-size-complex="18pt"/>
    </style:style>
    <style:style style:name="P3" style:family="paragraph" style:parent-style-name="Text_20_body">
      <style:text-properties style:font-name="Royston1" fo:font-size="18pt" fo:language="zxx" fo:country="none" officeooo:rsid="00176485" officeooo:paragraph-rsid="00176485" style:font-size-asian="18pt" style:language-asian="zxx" style:country-asian="none" style:font-size-complex="18pt" style:language-complex="zxx" style:country-complex="none"/>
    </style:style>
    <style:style style:name="P4" style:family="paragraph" style:parent-style-name="Text_20_body">
      <style:text-properties style:font-name="Royston1" fo:font-size="18pt" fo:language="zxx" fo:country="none" officeooo:rsid="00176485" officeooo:paragraph-rsid="00188672" style:font-size-asian="18pt" style:language-asian="zxx" style:country-asian="none" style:font-size-complex="18pt" style:language-complex="zxx" style:country-complex="none"/>
    </style:style>
    <style:style style:name="P5" style:family="paragraph" style:parent-style-name="Standard">
      <style:text-properties style:font-name="Royston1" fo:font-size="20pt" officeooo:rsid="00139007" officeooo:paragraph-rsid="00139007" style:font-size-asian="20pt" style:font-size-complex="20pt"/>
    </style:style>
    <style:style style:name="P6" style:family="paragraph" style:parent-style-name="Standard">
      <style:text-properties style:font-name="Royston1" fo:font-size="20pt" officeooo:rsid="0026cbb6" officeooo:paragraph-rsid="00331a6a" style:font-size-asian="20pt" style:font-size-complex="20pt"/>
    </style:style>
    <style:style style:name="P7" style:family="paragraph" style:parent-style-name="Standard">
      <style:text-properties style:font-name="Royston1" fo:font-size="36pt" fo:language="zxx" fo:country="none" officeooo:rsid="00046875" officeooo:paragraph-rsid="0023a9e8" style:font-size-asian="36pt" style:language-asian="zxx" style:country-asian="none" style:font-size-complex="36pt" style:language-complex="zxx" style:country-complex="none"/>
    </style:style>
    <style:style style:name="P8" style:family="paragraph" style:parent-style-name="Standard">
      <style:text-properties style:font-name="Royston1" fo:font-size="36pt" fo:language="zxx" fo:country="none" officeooo:rsid="00046875" officeooo:paragraph-rsid="00046875" style:font-size-asian="36pt" style:language-asian="zxx" style:country-asian="none" style:font-size-complex="36pt" style:language-complex="zxx" style:country-complex="none"/>
    </style:style>
    <style:style style:name="P9" style:family="paragraph" style:parent-style-name="Standard">
      <style:text-properties style:font-name="Royston1" fo:font-size="36pt" officeooo:rsid="00046875" officeooo:paragraph-rsid="00046875" style:font-size-asian="36pt" style:font-size-complex="36pt"/>
    </style:style>
    <style:style style:name="P10" style:family="paragraph" style:parent-style-name="Standard">
      <style:text-properties style:font-name="Royston1" fo:font-size="36pt" officeooo:rsid="001bee86" officeooo:paragraph-rsid="001bee86" style:font-size-asian="36pt" style:font-size-complex="36pt"/>
    </style:style>
    <style:style style:name="P11" style:family="paragraph" style:parent-style-name="Subtitle">
      <style:paragraph-properties fo:break-before="page"/>
      <style:text-properties style:font-name="Royston1" fo:font-size="36pt" style:font-size-asian="36pt" style:font-size-complex="36pt"/>
    </style:style>
    <style:style style:name="P12" style:family="paragraph" style:parent-style-name="Standard">
      <style:text-properties style:font-name="Royston1" fo:font-size="36pt" officeooo:rsid="001ca7e0" officeooo:paragraph-rsid="001ca7e0" style:font-size-asian="36pt" style:font-size-complex="36pt"/>
    </style:style>
    <style:style style:name="P13" style:family="paragraph" style:parent-style-name="Title">
      <style:text-properties style:font-name="Royston1" fo:font-size="36pt" fo:font-weight="normal" style:font-size-asian="36pt" style:font-weight-asian="normal" style:font-size-complex="3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Royston1" officeooo:paragraph-rsid="00283eb4"/>
    </style:style>
    <style:style style:name="P15" style:family="paragraph" style:parent-style-name="Subtitle">
      <style:text-properties style:font-name="Royston1"/>
    </style:style>
    <style:style style:name="P16" style:family="paragraph" style:parent-style-name="Standard">
      <style:text-properties style:font-name="Royston" fo:font-size="36pt" fo:language="zxx" fo:country="none" officeooo:rsid="0026cbb6" officeooo:paragraph-rsid="00270acf" style:font-size-asian="36pt" style:language-asian="zxx" style:country-asian="none" style:font-size-complex="36pt" style:language-complex="zxx" style:country-complex="none"/>
    </style:style>
    <style:style style:name="P17" style:family="paragraph" style:parent-style-name="Standard">
      <style:text-properties style:font-name="Royston" fo:font-size="36pt" fo:language="el" fo:country="GR" officeooo:rsid="00367cc8" officeooo:paragraph-rsid="00367cc8" style:font-size-asian="36pt" style:font-size-complex="36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203073" style:language-asian="zxx" style:country-asian="none" style:language-complex="zxx" style:country-complex="none"/>
    </style:style>
    <style:style style:name="T3" style:family="text">
      <style:text-properties officeooo:rsid="001c0cd9"/>
    </style:style>
    <style:style style:name="T4" style:family="text">
      <style:text-properties officeooo:rsid="001ca7e0"/>
    </style:style>
    <style:style style:name="T5" style:family="text">
      <style:text-properties officeooo:rsid="00249694"/>
    </style:style>
    <style:style style:name="T6" style:family="text">
      <style:text-properties style:font-name="LOGO10" fo:font-size="10pt" officeooo:rsid="00046875" style:font-size-asian="10pt" style:font-size-complex="10pt"/>
    </style:style>
    <style:style style:name="T7" style:family="text">
      <style:text-properties style:font-name="Royston" fo:language="zxx" fo:country="none" style:language-asian="zxx" style:country-asian="none" style:language-complex="zxx" style:country-complex="none"/>
    </style:style>
    <style:style style:name="T8" style:family="text">
      <style:text-properties style:font-name="Royston" fo:language="zxx" fo:country="none" officeooo:rsid="00203073" style:language-asian="zxx" style:country-asian="none" style:language-complex="zxx" style:country-complex="none"/>
    </style:style>
    <style:style style:name="T9" style:family="text">
      <style:text-properties style:font-name="Royston" fo:language="zxx" fo:country="none" officeooo:rsid="00270acf" style:language-asian="zxx" style:country-asian="none" style:language-complex="zxx" style:country-complex="none"/>
    </style:style>
    <style:style style:name="T10" style:family="text">
      <style:text-properties style:font-name="Royston" fo:language="zxx" fo:country="none" style:font-name-asian="Noto Serif CJK SC" style:language-asian="zxx" style:country-asian="none" style:font-name-complex="Lohit Devanagari1" style:language-complex="zxx" style:country-complex="none"/>
    </style:style>
    <style:style style:name="T11" style:family="text">
      <style:text-properties style:font-name="Royston" fo:language="zxx" fo:country="none" officeooo:rsid="002c33de" style:font-name-asian="Noto Serif CJK SC" style:language-asian="zxx" style:country-asian="none" style:font-name-complex="Lohit Devanagari1" style:language-complex="zxx" style:country-complex="none"/>
    </style:style>
    <style:style style:name="T12" style:family="text">
      <style:text-properties style:font-name="Royston" fo:language="zxx" fo:country="none" officeooo:rsid="002e2f5c" style:font-name-asian="Noto Serif CJK SC" style:language-asian="zxx" style:country-asian="none" style:font-name-complex="Lohit Devanagari1" style:language-complex="zxx" style:country-complex="none"/>
    </style:style>
    <style:style style:name="T13" style:family="text">
      <style:text-properties style:font-name="Royston" fo:language="zxx" fo:country="none" officeooo:rsid="002fc749" style:font-name-asian="Noto Serif CJK SC" style:language-asian="zxx" style:country-asian="none" style:font-name-complex="Lohit Devanagari1" style:language-complex="zxx" style:country-complex="none"/>
    </style:style>
    <style:style style:name="T14" style:family="text">
      <style:text-properties style:font-name="Royston" fo:language="zxx" fo:country="none" officeooo:rsid="003305d8" style:font-name-asian="Noto Serif CJK SC" style:language-asian="zxx" style:country-asian="none" style:font-name-complex="Lohit Devanagari1" style:language-complex="zxx" style:country-complex="none"/>
    </style:style>
    <style:style style:name="T15" style:family="text">
      <style:text-properties style:font-name="Royston" fo:language="zxx" fo:country="none" officeooo:rsid="00270acf" style:font-name-asian="Noto Serif CJK SC" style:language-asian="zxx" style:country-asian="none" style:font-name-complex="Lohit Devanagari1" style:language-complex="zxx" style:country-complex="none"/>
    </style:style>
    <style:style style:name="T16" style:family="text">
      <style:text-properties style:font-name="Royston" fo:language="zxx" fo:country="none" officeooo:rsid="002c33de" style:font-name-asian="Royston" style:language-asian="zxx" style:country-asian="none" style:font-name-complex="Royston" style:language-complex="zxx" style:country-complex="none"/>
    </style:style>
    <style:style style:name="T17" style:family="text">
      <style:text-properties style:font-name="Royston" officeooo:rsid="0029ae3d"/>
    </style:style>
    <style:style style:name="T18" style:family="text">
      <style:text-properties style:text-line-through-style="none" style:text-line-through-type="none" style:text-position="0% 100%" fo:font-size="18pt" fo:font-style="normal" style:text-underline-style="none" officeooo:rsid="00046875" style:font-size-asian="18pt" style:font-style-asian="normal" style:font-size-complex="18pt" style:font-style-complex="normal"/>
    </style:style>
    <style:style style:name="T19" style:family="text">
      <style:text-properties officeooo:rsid="0029ae3d"/>
    </style:style>
    <style:style style:name="T20" style:family="text">
      <style:text-properties fo:font-size="14pt" officeooo:rsid="00046875" style:font-size-asian="14pt" style:font-size-complex="14pt"/>
    </style:style>
    <style:style style:name="T21" style:family="text">
      <style:text-properties fo:font-size="14pt" officeooo:rsid="0015be24" style:font-size-asian="14pt" style:font-size-complex="14pt"/>
    </style:style>
    <style:style style:name="T22" style:family="text">
      <style:text-properties fo:font-size="14pt" officeooo:rsid="0014aec4" style:font-size-asian="14pt" style:font-size-complex="14pt"/>
    </style:style>
    <style:style style:name="T23" style:family="text">
      <style:text-properties fo:font-size="14pt" officeooo:rsid="00107502" style:font-size-asian="14pt" style:font-size-complex="14pt"/>
    </style:style>
    <style:style style:name="T24" style:family="text">
      <style:text-properties fo:font-size="14pt" officeooo:rsid="002a29e4" style:font-size-asian="14pt" style:font-size-complex="14pt"/>
    </style:style>
    <style:style style:name="T25" style:family="text">
      <style:text-properties fo:font-size="14pt" officeooo:rsid="002a9d26" style:font-size-asian="14pt" style:font-size-complex="14pt"/>
    </style:style>
    <style:style style:name="T26" style:family="text">
      <style:text-properties fo:font-size="18pt" officeooo:rsid="00046875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oyston Regular</text:p>
      <text:p text:style-name="P15">My First Font</text:p>
      <text:p text:style-name="P14"><text:span text:style-name="T20">This is pretty cool, a font in my own handwriting! I </text:span><text:span text:style-name="T21">first</text:span><text:span text:style-name="T20"> started on this way back in 1985 or thereab</text:span><text:span text:style-name="T22">o</text:span><text:span text:style-name="T20">uts when I was working in Guild</text:span><text:span text:style-name="T23">ford, and</text:span><text:span text:style-name="T20"> learning </text:span><text:span text:style-name="T6">METAFONT</text:span><text:span text:style-name="T20">. But this was done </text:span><text:span text:style-name="T24">where I live now in Royston </text:span><text:span text:style-name="T25">(hence the name)</text:span><text:span text:style-name="T24"> </text:span><text:span text:style-name="T20">using </text:span><text:span text:style-name="T24">Inkscape and </text:span><text:span text:style-name="T20">FontForge, based on what I had left of print-outs of the </text:span><text:span text:style-name="T6">METAFONT</text:span><text:span text:style-name="T20"> </text:span><text:span text:style-name="T18">samples</text:span><text:span text:style-name="T26">.</text:span></text:p>
      <text:p text:style-name="P1"/>
      <text:p text:style-name="P5">The quick brown fox jumps over the lazy do<text:span text:style-name="T5">g.</text:span></text:p>
      <text:p text:style-name="P5">THE QUICK BROWN FOX JUMPS OVER THE LAZY DOG.</text:p>
      <text:p text:style-name="P1"/>
      <text:p text:style-name="P8">ABCDEFGHIJKLMNOPQRSTUVWXYZ</text:p>
      <text:p text:style-name="P7">abcdefghijklmnopqrstuvwxyz</text:p>
      <text:p text:style-name="P9"><text:span text:style-name="T4">0</text:span>123456789</text:p>
      <text:p text:style-name="P12">9876543210</text:p>
      <text:p text:style-name="P17">ΑΒΓΔΕΖΗΘΙΚΛΜΝΞΟΠΡΣΤΥΦΧΨΩ</text:p>
      <text:p text:style-name="P17">αβγδεζηθικλμνξοπρςστυφχψω</text:p>
      <text:p text:style-name="P10">5+5=10, $12, <text:span text:style-name="T19">5</text:span><text:span text:style-name="T17">¢</text:span><text:span text:style-name="T19">, </text:span>£4.00, <text:span text:style-name="T17">¥</text:span><text:span text:style-name="T19">2000, </text:span>(5+3)÷2=4, <text:span text:style-name="T3">(5+3)/2=4</text:span></text:p>
      <text:p text:style-name="P6"><text:span text:style-name="T8">!</text:span><text:span text:style-name="T2"> </text:span><text:span text:style-name="T7">"</text:span><text:span text:style-name="T1"> </text:span><text:span text:style-name="T7">#</text:span><text:span text:style-name="T1"> </text:span><text:span text:style-name="T7">$</text:span><text:span text:style-name="T1"> </text:span><text:span text:style-name="T7">%</text:span><text:span text:style-name="T1"> </text:span><text:span text:style-name="T7">&amp;</text:span><text:span text:style-name="T1"> </text:span><text:span text:style-name="T7">'</text:span><text:span text:style-name="T1"> </text:span><text:span text:style-name="T7">(</text:span><text:span text:style-name="T1"> </text:span><text:span text:style-name="T7">)</text:span><text:span text:style-name="T1"> </text:span><text:span text:style-name="T7">*</text:span><text:span text:style-name="T1"> </text:span><text:span text:style-name="T7">+</text:span><text:span text:style-name="T1"> </text:span><text:span text:style-name="T7">,</text:span><text:span text:style-name="T1"> </text:span><text:span text:style-name="T7">-</text:span><text:span text:style-name="T1"> </text:span><text:span text:style-name="T7">.</text:span><text:span text:style-name="T1"> </text:span><text:span text:style-name="T7">/</text:span><text:span text:style-name="T1"> </text:span><text:span text:style-name="T7">:</text:span><text:span text:style-name="T1"> </text:span><text:span text:style-name="T7">;</text:span><text:span text:style-name="T1"> </text:span><text:span text:style-name="T7">&lt;</text:span><text:span text:style-name="T1"> </text:span><text:span text:style-name="T7">=</text:span><text:span text:style-name="T1"> </text:span><text:span text:style-name="T7">&gt;</text:span><text:span text:style-name="T1"> </text:span><text:span text:style-name="T7">?</text:span><text:span text:style-name="T1"> </text:span><text:span text:style-name="T7">@</text:span><text:span text:style-name="T1"> </text:span><text:span text:style-name="T7">[</text:span><text:span text:style-name="T1"> </text:span><text:span text:style-name="T7">\</text:span><text:span text:style-name="T1"> </text:span><text:span text:style-name="T7">] </text:span><text:span text:style-name="T1"><text:s/></text:span><text:span text:style-name="T7">^ _ ` { | } <text:s text:c="2"/>~ ¡ ¢ £ ¤ ¥ ¦ § <text:s/>¨ © ª « ¬ ® <text:s/>¯ <text:s/>° ± ² ³ <text:s/>´ ¶ · <text:s/>¸ ¹ º » ¼ ½ ¾ ¿ À Á Â Ã Ä Å Æ Ç È É Ê Ë Ì Í Î </text:span><text:span text:style-name="T9">Ï Ñ Ò Ó Ô Õ Ö × Ø Ù Ú Û Ü Ý à á â ã ä å æ ç è é ê ë ì í î ï ñ ò ó ô õ ö ÷ ø ù ú û ü ý ÿ </text:span><text:span text:style-name="T16">—</text:span><text:span text:style-name="T11"> Œ œ Ű ř ŭ Ł ł </text:span><text:span text:style-name="T12">Ġ Ŀ Į </text:span><text:span text:style-name="T15">ı </text:span><text:span text:style-name="T11">ȷ </text:span><text:span text:style-name="T10">µ </text:span><text:span text:style-name="T13">ſ </text:span><text:span text:style-name="T15">ß </text:span><text:span text:style-name="T11">ẞ </text:span><text:span text:style-name="T15">Ð ð </text:span><text:span text:style-name="T11">Ŋ ŋ </text:span><text:span text:style-name="T15">Þ þ </text:span><text:span text:style-name="T14">Ȝ ȝ Ꝩ ꝩ Ƿ ƿ </text:span></text:p>
      <text:p text:style-name="P16"/>
      <text:p text:style-name="P2">W. Hails</text:p>
      <text:p text:style-name="P11">Kerning Tables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3"><text:soft-page-break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</text:p>
      <text:p text:style-name="P3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<text:soft-page-break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</text:p>
      <text:p text:style-name="P3"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aa <text:s/>ab <text:s/>ac <text:s/>ad <text:s/>ae <text:s/>af <text:s/>ag <text:s/>ah <text:s/>ai <text:s/>aj <text:s/>ak <text:s/>al <text:s/>am <text:s/>an <text:s/>ao <text:s/>ap <text:s/>aq <text:s/>ar <text:s/>as <text:s/>at <text:s/>au <text:s/>av <text:s/>aw <text:s/>ax <text:s/>ay <text:s/>az <text:s/></text:p>
      <text:p text:style-name="P3"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ba <text:s/>bb <text:s/>bc <text:s/>bd <text:s/>be <text:s/>bf <text:s/>bg <text:s/>bh <text:s/>bi <text:s/>bj <text:s/>bk <text:s/>bl <text:s/>bm <text:s/>bn <text:s/>bo <text:s/>bp <text:s/>bq <text:s/>br <text:s/>bs <text:s/>bt <text:s/>bu <text:s/>bv <text:s/>bw <text:s/>bx <text:s/>by <text:s/>bz <text:s/></text:p>
      <text:p text:style-name="P3"><text:soft-page-break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ca <text:s/>cb <text:s/>cc <text:s/>cd <text:s/>ce <text:s/>cf <text:s/>cg <text:s/>ch <text:s/>ci <text:s/>cj <text:s/>ck <text:s/>cl <text:s/>cm <text:s/>cn <text:s/>co <text:s/>cp <text:s/>cq <text:s/>cr <text:s/>cs <text:s/>ct <text:s/>cu <text:s/>cv <text:s/>cw <text:s/>cx <text:s/>cy <text:s/>cz <text:s/></text:p>
      <text:p text:style-name="P3"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da <text:s/>db <text:s/>dc <text:s/>dd <text:s/>de <text:s/>df <text:s/>dg <text:s/>dh <text:s/>di <text:s/>dj <text:s/>dk <text:s/>dl <text:s/>dm <text:s/>dn <text:s/>do <text:s/>dp <text:s/>dq <text:s/>dr <text:s/>ds <text:s/>dt <text:s/>du <text:s/>dv <text:s/>dw <text:s/>dx <text:s/>dy <text:s/>dz <text:s/></text:p>
      <text:p text:style-name="P3"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ea <text:s/>eb <text:s/>ec <text:s/>ed <text:s/>ee <text:s/>ef <text:s/>eg <text:s/>eh <text:s/>ei <text:s/>ej <text:s/>ek <text:s/>el <text:s/>em <text:s/>en <text:s/>eo <text:s/>ep <text:s/>eq <text:s/>er <text:s/>es <text:s/>et <text:s/>eu <text:s/>ev <text:s/>ew <text:s/>ex <text:s/>ey <text:s/>ez <text:s/></text:p>
      <text:p text:style-name="P3"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fa <text:s/>fb <text:s/>fc <text:s/>fd <text:s/>fe <text:s/>ff <text:s/>fg <text:s/>fh <text:s/>fi <text:s/>fj <text:s/>fk <text:s/>fl <text:s/>fm <text:s/>fn <text:s/>fo <text:s/>fp <text:s/>fq <text:s/>fr <text:s/>fs <text:s/>ft <text:s/>fu <text:s/>fv <text:s/>fw <text:s/>fx <text:s/>fy <text:s/>fz <text:s/></text:p>
      <text:p text:style-name="P3"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ga <text:s/>gb <text:s/>gc <text:s/>gd <text:s/>ge <text:s/>gf <text:s/>gg <text:s/>gh <text:s/>gi <text:s/>gj <text:s/>gk <text:s/>gl <text:s/>gm <text:s/>gn <text:s/>go <text:s/>gp <text:s/>gq <text:s/>gr <text:s/>gs <text:s/>gt <text:s/>gu <text:s/>gv <text:s/>gw <text:s/>gx <text:s/>gy <text:s/>gz <text:s/></text:p>
      <text:p text:style-name="P3"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ha <text:s/>hb <text:s/>hc <text:s/>hd <text:s/>he <text:s/>hf <text:s/>hg <text:s/>hh <text:s/>hi <text:s/>hj <text:s/>hk <text:s/>hl <text:s/>hm <text:s/>hn <text:s/>ho <text:s/>hp <text:s/>hq <text:s/>hr <text:s/>hs <text:s/>ht <text:s/>hu <text:s/>hv <text:s/>hw <text:s/>hx <text:s/>hy <text:s/>hz <text:s/></text:p>
      <text:p text:style-name="P3"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ia <text:s/>ib <text:s/>ic <text:s/>id <text:s/>ie <text:s/>if <text:s/>ig <text:s/>ih <text:s/>ii <text:s/>ij <text:s/>ik <text:s/>il <text:s/>im <text:s/>in <text:s/>io <text:s/>ip <text:s/>iq <text:s/>ir <text:s/>is <text:s/>it <text:s/>iu <text:s/>iv <text:s/>iw <text:s/>ix <text:s/>iy <text:s/>iz <text:s/></text:p>
      <text:p text:style-name="P4"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 <text:s/>ja <text:s/>jb <text:s/>jc <text:s/>jd <text:s/>je <text:s/>jf <text:s/>jg <text:s/>jh <text:s/>ji <text:s/>jj <text:s/>jk <text:s/>jl <text:s/>jm <text:s/>jn <text:s/>jo <text:s/>jp <text:s/>jq <text:s/>jr <text:s/>js <text:s/>jt <text:s/>ju <text:s/>jv <text:s/>jw <text:s/>jx <text:s/>jy <text:s/>jz</text:p>
      <text:p text:style-name="P4"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ka <text:s/>kb <text:s/>kc <text:s/>kd <text:s/>ke <text:s/>kf <text:s/>kg <text:s/>kh <text:s/>ki <text:s/>kj <text:s/>kk <text:s/>kl <text:s/>km <text:s/>kn <text:s/>ko <text:s/>kp <text:s/>kq <text:s/>kr <text:s/>ks <text:s/>kt <text:s/>ku <text:s/>kv <text:s/>kw <text:s/>kx <text:s/>ky <text:s/>kz <text:s/></text:p>
      <text:p text:style-name="P3"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la <text:s/>lb <text:s/>lc <text:s/>ld <text:s/>le <text:s/>lf <text:s/>lg <text:s/>lh <text:s/>li <text:s/>lj <text:s/>lk <text:s/>ll <text:s/>lm <text:s/>ln <text:s/>lo <text:s/>lp <text:s/>lq <text:s/>lr <text:s/>ls <text:s/>lt <text:s/>lu <text:s/>lv <text:s/>lw <text:s/>lx <text:s/>ly <text:s/>lz <text:s/></text:p>
      <text:p text:style-name="P3"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ma <text:s/>mb <text:s/>mc <text:s/>md <text:s/>me <text:s/>mf <text:s/>mg <text:s/>mh <text:s/>mi <text:s/>mj <text:s/>mk <text:s/>ml <text:s/>mm <text:s/>mn <text:s/>mo <text:s/>mp <text:s/>mq <text:s/>mr <text:s/>ms <text:s/>mt <text:s/>mu <text:s/>mv <text:s/>mw <text:s/>mx <text:s/>my <text:s/>mz <text:s/></text:p>
      <text:p text:style-name="P3"><text:soft-page-break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na <text:s/>nb <text:s/>nc <text:s/>nd <text:s/>ne <text:s/>nf <text:s/>ng <text:s/>nh <text:s/>ni <text:s/>nj <text:s/>nk <text:s/>nl <text:s/>nm <text:s/>nn <text:s/>no <text:s/>np <text:s/>nq <text:s/>nr <text:s/>ns <text:s/>nt <text:s/>nu <text:s/>nv <text:s/>nw <text:s/>nx <text:s/>ny <text:s/>nz <text:s/></text:p>
      <text:p text:style-name="P3"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oa <text:s/>ob <text:s/>oc <text:s/>od <text:s/>oe <text:s/>of <text:s/>og <text:s/>oh <text:s/>oi <text:s/>oj <text:s/>ok <text:s/>ol <text:s/>om <text:s/>on <text:s/>oo <text:s/>op <text:s/>oq <text:s/>or <text:s/>os <text:s/>ot <text:s/>ou <text:s/>ov <text:s/>ow <text:s/>ox <text:s/>oy <text:s/>oz <text:s/></text:p>
      <text:p text:style-name="P3"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pa <text:s/>pb <text:s/>pc <text:s/>pd <text:s/>pe <text:s/>pf <text:s/>pg <text:s/>ph <text:s/>pi <text:s/>pj <text:s/>pk <text:s/>pl <text:s/>pm <text:s/>pn <text:s/>po <text:s/>pp <text:s/>pq <text:s/>pr <text:s/>ps <text:s/>pt <text:s/>pu <text:s/>pv <text:s/>pw <text:s/>px <text:s/>py <text:s/>pz <text:s/></text:p>
      <text:p text:style-name="P3"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qa <text:s/>qb <text:s/>qc <text:s/>qd <text:s/>qe <text:s/>qf <text:s/>qg <text:s/>qh <text:s/>qi <text:s/>qj <text:s/>qk <text:s/>ql <text:s/>qm <text:s/>qn <text:s/>qo <text:s/>qp <text:s/>qq <text:s/>qr <text:s/>qs <text:s/>qt <text:s/>qu <text:s/>qv <text:s/>qw <text:s/>qx <text:s/>qy <text:s/>qz <text:s/></text:p>
      <text:p text:style-name="P3"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ra <text:s/>rb <text:s/>rc <text:s/>rd <text:s/>re <text:s/>rf <text:s/>rg <text:s/>rh <text:s/>ri <text:s/>rj <text:s/>rk <text:s/>rl <text:s/>rm <text:s/>rn <text:s/>ro <text:s/>rp <text:s/>rq <text:s/>rr <text:s/>rs <text:s/>rt <text:s/>ru <text:s/>rv <text:s/>rw <text:s/>rx <text:s/>ry <text:s/>rz <text:s/></text:p>
      <text:p text:style-name="P3"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sa <text:s/>sb <text:s/>sc <text:s/>sd <text:s/>se <text:s/>sf <text:s/>sg <text:s/>sh <text:s/>si <text:s/>sj <text:s/>sk <text:s/>sl <text:s/>sm <text:s/>sn <text:s/>so <text:s/>sp <text:s/>sq <text:s/>sr <text:s/>ss <text:s/>st <text:s/>su <text:s/>sv <text:s/>sw <text:s/>sx <text:s/>sy <text:s/>sz <text:s/></text:p>
      <text:p text:style-name="P3"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ta <text:s/>tb <text:s/>tc <text:s/>td <text:s/>te <text:s/>tf <text:s/>tg <text:s/>th <text:s/>ti <text:s/>tj <text:s/>tk <text:s/>tl <text:s/>tm <text:s/>tn <text:s/>to <text:s/>tp <text:s/>tq <text:s/>tr <text:s/>ts <text:s/>tt <text:s/>tu <text:s/>tv <text:s/>tw <text:s/>tx <text:s/>ty <text:s/>tz <text:s/></text:p>
      <text:p text:style-name="P3"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ua <text:s/>ub <text:s/>uc <text:s/>ud <text:s/>ue <text:s/>uf <text:s/>ug <text:s/>uh <text:s/>ui <text:s/>uj <text:s/>uk <text:s/>ul <text:s/>um <text:s/>un <text:s/>uo <text:s/>up <text:s/>uq <text:s/>ur <text:s/>us <text:s/>ut <text:s/>uu <text:s/>uv <text:s/>uw <text:s/>ux <text:s/>uy <text:s/>uz <text:s/></text:p>
      <text:p text:style-name="P3"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va <text:s/>vb <text:s/>vc <text:s/>vd <text:s/>ve <text:s/>vf <text:s/>vg <text:s/>vh <text:s/>vi <text:s/>vj <text:s/>vk <text:s/>vl <text:s/>vm <text:s/>vn <text:s/>vo <text:s/>vp <text:s/>vq <text:s/>vr <text:s/>vs <text:s/>vt <text:s/>vu <text:s/>vv <text:s/>vw <text:s/>vx <text:s/>vy <text:s/>vz <text:s/></text:p>
      <text:p text:style-name="P3"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wa <text:s/>wb <text:s/>wc <text:s/>wd <text:s/>we <text:s/>wf <text:s/>wg <text:s/>wh <text:s/>wi <text:s/>wj <text:s/>wk <text:s/>wl <text:s/>wm <text:s/>wn <text:s/>wo <text:s/>wp <text:s/>wq <text:s/>wr <text:s/>ws <text:s/>wt <text:s/>wu <text:s/>wv <text:s/>ww <text:s/>wx <text:s/>wy <text:s/>wz <text:s/></text:p>
      <text:p text:style-name="P3"><text:soft-page-break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xa <text:s/>xb <text:s/>xc <text:s/>xd <text:s/>xe <text:s/>xf <text:s/>xg <text:s/>xh <text:s/>xi <text:s/>xj <text:s/>xk <text:s/>xl <text:s/>xm <text:s/>xn <text:s/>xo <text:s/>xp <text:s/>xq <text:s/>xr <text:s/>xs <text:s/>xt <text:s/>xu <text:s/>xv <text:s/>xw <text:s/>xx <text:s/>xy <text:s/>xz <text:s/></text:p>
      <text:p text:style-name="P3"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ya <text:s/>yb <text:s/>yc <text:s/>yd <text:s/>ye <text:s/>yf <text:s/>yg <text:s/>yh <text:s/>yi <text:s/>yj <text:s/>yk <text:s/>yl <text:s/>ym <text:s/>yn <text:s/>yo <text:s/>yp <text:s/>yq <text:s/>yr <text:s/>ys <text:s/>yt <text:s/>yu <text:s/>yv <text:s/>yw <text:s/>yx <text:s/>yy <text:s/>yz <text:s/></text:p>
      <text:p text:style-name="P3"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 <text:s/>za <text:s/>zb <text:s/>zc <text:s/>zd <text:s/>ze <text:s/>zf <text:s/>zg <text:s/>zh <text:s/>zi <text:s/>zj <text:s/>zk <text:s/>zl <text:s/>zm <text:s/>zn <text:s/>zo <text:s/>zp <text:s/>zq <text:s/>zr <text:s/>zs <text:s/>zt <text:s/>zu <text:s/>zv <text:s/>zw <text:s/>zx <text:s/>zy <text:s/>zz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GO10" svg:font-family="LOGO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yston" svg:font-family="Royston"/>
    <style:font-face style:name="Royston1" svg:font-family="Royst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9:22:35.636864018</meta:creation-date>
    <dc:date>2023-02-15T14:34:15.036752044</dc:date>
    <meta:editing-duration>PT9H29M3S</meta:editing-duration>
    <meta:editing-cycles>51</meta:editing-cycles>
    <meta:generator>LibreOffice/7.4.4.2$Linux_X86_64 LibreOffice_project/40$Build-2</meta:generator>
    <meta:print-date>2023-01-29T13:49:28.454636998</meta:print-date>
    <meta:document-statistic meta:table-count="0" meta:image-count="0" meta:object-count="0" meta:page-count="7" meta:paragraph-count="67" meta:word-count="2951" meta:character-count="11747" meta:non-whitespace-character-count="6101"/>
  </office:meta>
</office:document-meta>
</file>